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ae26" officeooo:paragraph-rsid="0012ae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9a4b" officeooo:paragraph-rsid="00149a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0d32" officeooo:paragraph-rsid="00160d3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191d4" officeooo:paragraph-rsid="001191d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191d4" officeooo:paragraph-rsid="001191d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9a4b" officeooo:paragraph-rsid="00149a4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0d32" officeooo:paragraph-rsid="00160d3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47b9" officeooo:paragraph-rsid="001647b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470" officeooo:paragraph-rsid="0016547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c29e" officeooo:paragraph-rsid="0019c29e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49a4b" officeooo:paragraph-rsid="00149a4b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60d32" officeooo:paragraph-rsid="00160d32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65470" officeooo:paragraph-rsid="00165470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78916" officeooo:paragraph-rsid="00178916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9c29e" officeooo:paragraph-rsid="0019c29e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normal" officeooo:rsid="0019caed" officeooo:paragraph-rsid="0019cae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caed" officeooo:paragraph-rsid="0019cae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81d7" officeooo:paragraph-rsid="001b81d7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cefce" officeooo:paragraph-rsid="001cefc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cefce" officeooo:paragraph-rsid="001cefce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font-weight="normal" officeooo:rsid="001d1faf" officeooo:paragraph-rsid="001d1fa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d1faf" officeooo:paragraph-rsid="001d1faf" style:font-weight-asian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weight="normal" officeooo:rsid="001d5b44" officeooo:paragraph-rsid="001d5b4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eee84" officeooo:paragraph-rsid="001eee84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f4e1f" officeooo:paragraph-rsid="001f4e1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f4e1f" officeooo:paragraph-rsid="001f4e1f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49a4b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1d5b44" officeooo:paragraph-rsid="001d5b44" style:font-style-asian="italic" style:font-weight-asian="normal" style:font-style-complex="italic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1eee84" officeooo:paragraph-rsid="001eee84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bold" officeooo:rsid="001eee84" officeooo:paragraph-rsid="001eee84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Liberation Serif" fo:font-size="10pt" fo:font-style="italic" officeooo:rsid="00149a4b" style:font-size-asian="10pt" style:font-style-asian="italic" style:font-size-complex="10pt" style:font-style-complex="italic"/>
    </style:style>
    <style:style style:name="T4" style:family="text">
      <style:text-properties officeooo:rsid="0018d635"/>
    </style:style>
    <style:style style:name="T5" style:family="text">
      <style:text-properties officeooo:rsid="001eee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xt Styles</text:p>
      <text:p text:style-name="P5"/>
      <text:p text:style-name="P1">Fonts</text:p>
      <text:list xml:id="list3492762737" text:style-name="L1">
        <text:list-item>
          <text:p text:style-name="P11">If <text:span text:style-name="T1">font-family</text:span> is used to change to a font that is not on the user's computer, a back-up font will be used instead.</text:p>
          <text:list>
            <text:list-item>
              <text:p text:style-name="P11">Back-up fonts can be chosen from left-to-right when declaring font-families.</text:p>
            </text:list-item>
          </text:list>
        </text:list-item>
      </text:list>
      <text:p text:style-name="P6"/>
      <text:list xml:id="list153259818315949" text:continue-numbering="true" text:style-name="L1">
        <text:list-item>
          <text:p text:style-name="P11">A CSS trick to use system font:</text:p>
          <text:list>
            <text:list-item>
              <text:p text:style-name="P27"><text:span text:style-name="Source_20_Text"><text:span text:style-name="T2">font-family: -apple-system, BlinkMacSystemFont, "Segoe UI", Roboto, Helvetica, Arial, sans-serif, "Apple Color Emoji", "Segoe UI Emoji", "Segoe UI Symbol"</text:span></text:span><text:span text:style-name="Source_20_Text"><text:span text:style-name="T3">;</text:span></text:span></text:p>
            </text:list-item>
          </text:list>
        </text:list-item>
      </text:list>
      <text:p text:style-name="P6"/>
      <text:list xml:id="list153259500648391" text:continue-numbering="true" text:style-name="L1">
        <text:list-item>
          <text:p text:style-name="P11">This trick attempts to use the default font of the system's user interface.</text:p>
        </text:list-item>
      </text:list>
      <text:p text:style-name="P6"/>
      <text:p text:style-name="P2">Online Font Libraries</text:p>
      <text:list xml:id="list3799479129" text:style-name="L2">
        <text:list-item>
          <text:p text:style-name="P12">A method to get fonts are online font libraries such as Google Fonts, Font Library, or Adobe Fonts.</text:p>
          <text:list>
            <text:list-item>
              <text:p text:style-name="P12">Fonts can be added through &lt;link&gt; tags on a web page or imported through CSS with @import.</text:p>
            </text:list-item>
          </text:list>
        </text:list-item>
      </text:list>
      <text:p text:style-name="P7"/>
      <text:list xml:id="list153258601872984" text:continue-numbering="true" text:style-name="L2">
        <text:list-item>
          <text:p text:style-name="P12">You can also download the font from the web and include it with a CSS @import rule.</text:p>
          <text:list>
            <text:list-item>
              <text:p text:style-name="P12">By using <text:span text:style-name="T1">@font-face</text:span> you can import your own custom font.</text:p>
            </text:list-item>
            <text:list-item>
              <text:p text:style-name="P12">This method is more reliable than a third-party but requires more setup.</text:p>
            </text:list-item>
          </text:list>
        </text:list-item>
      </text:list>
      <text:p text:style-name="P7"/>
      <text:p text:style-name="P3">Text Styles</text:p>
      <text:p text:style-name="P7"/>
      <text:p text:style-name="P8"><text:tab/><text:span text:style-name="T1">font-style</text:span></text:p>
      <text:list xml:id="list1431036160" text:style-name="L3">
        <text:list-item>
          <text:p text:style-name="P13">The HTML &lt;em&gt; tag signifies that the text is significant and emphasized. It also uses the italic font.</text:p>
          <text:list>
            <text:list-item>
              <text:p text:style-name="P13">If you only want text to be italicized, then use a CSS property. Otherwise, you should use the correct HTML element.</text:p>
            </text:list-item>
          </text:list>
        </text:list-item>
        <text:list-item>
          <text:p text:style-name="P13">The font-style declaration is used to change text styling without adding any other semantic meaning.</text:p>
        </text:list-item>
      </text:list>
      <text:p text:style-name="P9"/>
      <text:p text:style-name="P9"><text:tab/><text:span text:style-name="T1">letter-spacing</text:span></text:p>
      <text:list xml:id="list4192245073" text:style-name="L4">
        <text:list-item>
          <text:p text:style-name="P14">Letter spacing can be used to change the space between letters<text:span text:style-name="T4">.</text:span></text:p>
          <text:list>
            <text:list-item>
              <text:p text:style-name="P15">This is used for fonts that may look too cluttered.</text:p>
            </text:list-item>
          </text:list>
        </text:list-item>
      </text:list>
      <text:p text:style-name="P10"/>
      <text:p text:style-name="P10"><text:tab/><text:span text:style-name="T1">line-height</text:span></text:p>
      <text:list xml:id="list3332096113" text:style-name="L5">
        <text:list-item>
          <text:p text:style-name="P16">Line height adjusts the space between lines in wrapped text. </text:p>
        </text:list-item>
      </text:list>
      <text:p text:style-name="P17"/>
      <text:p text:style-name="P18"><text:tab/><text:span text:style-name="T1">text-transform</text:span></text:p>
      <text:list xml:id="list2992402425" text:style-name="L6">
        <text:list-item>
          <text:p text:style-name="P19">Text transform changes the case of the given text. You can use this to force your heading tags to be all uppercase, or capialize every word.</text:p>
        </text:list-item>
      </text:list>
      <text:p text:style-name="P20"/>
      <text:p text:style-name="P20"><text:tab/><text:span text:style-name="T1">text-shadow</text:span></text:p>
      <text:list xml:id="list1521026232" text:style-name="L7">
        <text:list-item>
          <text:p text:style-name="P21">text-shadow adds a shadow around the text in the selected element.</text:p>
        </text:list-item>
      </text:list>
      <text:p text:style-name="P22"/>
      <text:p text:style-name="P22"><text:tab/><text:span text:style-name="T1">ellipsis</text:span></text:p>
      <text:list xml:id="list3341210676" text:style-name="L8">
        <text:list-item>
          <text:p text:style-name="P23"><text:soft-page-break/>With the <text:span text:style-name="T1">text-overflow</text:span> property, you can truncate overflowing text with an ellipsis.</text:p>
          <text:list>
            <text:list-item>
              <text:p text:style-name="P23">This is used in combination with a couple other properties to make overflow occur.</text:p>
              <text:list>
                <text:list-item>
                  <text:p text:style-name="P28">.overflowing<text:span text:style-name="T5"> {</text:span></text:p>
                  <text:p text:style-name="P29"><text:s text:c="2"/>white-space: nowrap;</text:p>
                  <text:p text:style-name="P29"><text:s text:c="2"/>overflow: hidden;</text:p>
                  <text:p text:style-name="P29"><text:s text:c="2"/>text-overflow: ellipsis;</text:p>
                  <text:p text:style-name="P29">}</text:p>
                </text:list-item>
              </text:list>
            </text:list-item>
          </text:list>
        </text:list-item>
      </text:list>
      <text:p text:style-name="P24"/>
      <text:p text:style-name="P30">Knowledge Check</text:p>
      <text:list xml:id="list2501992223" text:style-name="L9">
        <text:list-item>
          <text:p text:style-name="P25">What are the 2 ways to add fonts that are not installed on a user's computer?</text:p>
          <text:list>
            <text:list-item>
              <text:p text:style-name="P25">You can use a online font library where a font is grabbed through a &lt;link&gt; in HTML or a @import tag in CSS.</text:p>
            </text:list-item>
            <text:list-item>
              <text:p text:style-name="P25">You can provide a font that will be downloaded by the user. The font will be imported and defined using the @font-face rule.</text:p>
              <text:p text:style-name="P25"/>
            </text:list-item>
          </text:list>
        </text:list-item>
        <text:list-item>
          <text:p text:style-name="P25">What is the 'system font stack' and why would you use it?</text:p>
          <text:list>
            <text:list-item>
              <text:p text:style-name="P25">The system font stack is using the default font of the user's system by providing a list of all the system fonts. This ensures that the font will not have to be downloaded and ensures that the font is available.</text:p>
            </text:list-item>
          </text:list>
        </text:list-item>
      </text:list>
      <text:p text:style-name="P26"/>
      <text:list xml:id="list153258842794839" text:continue-numbering="true" text:style-name="L9">
        <text:list-item>
          <text:p text:style-name="P25">Which property would you use to increase or decrease the space between letters in a word?</text:p>
          <text:list>
            <text:list-item>
              <text:p text:style-name="P25">letter-spacing is used to define the amount of space between letters.</text:p>
            </text:list-item>
          </text:list>
        </text:list-item>
      </text:list>
      <text:p text:style-name="P26"/>
      <text:list xml:id="list153259882118630" text:continue-numbering="true" text:style-name="L9">
        <text:list-item>
          <text:p text:style-name="P25">Which property would you use to increase or decrease the space between lines in a paragraph?</text:p>
          <text:list>
            <text:list-item>
              <text:p text:style-name="P25">line-height is used to define the amount of space between lines in a paragraph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6" meta:word-count="524" meta:character-count="2876" meta:non-whitespace-character-count="2419"/>
  </office:meta>
</office:document-meta>
</file>